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automatic-styles>
    <style:style style:name="Tableau3" style:family="table">
      <style:table-properties style:width="6.5528in" fo:margin-left="0.4375in" table:align="left" style:writing-mode="lr-tb"/>
    </style:style>
    <style:style style:name="Tableau3.A" style:family="table-column">
      <style:table-column-properties style:column-width="6.5528in"/>
    </style:style>
    <style:style style:name="Tableau3.1" style:family="table-row">
      <style:table-row-properties style:keep-together="true" fo:keep-together="auto"/>
    </style:style>
    <style:style style:name="Tableau3.A1" style:family="table-cell">
      <style:table-cell-properties style:vertical-align="top" fo:padding="0.0521in" fo:border-left="0.0069in solid #000000" fo:border-right="0.0069in solid #000000" fo:border-top="0.0069in solid #000000" fo:border-bottom="none" style:writing-mode="lr-tb"/>
    </style:style>
    <style:style style:name="Tableau3.A2" style:family="table-cell">
      <style:table-cell-properties style:vertical-align="top" fo:padding="0.0521in" fo:border-left="0.0069in solid #000000" fo:border-right="0.0069in solid #000000" fo:border-top="none" fo:border-bottom="0.0069in solid #000000" style:writing-mode="lr-tb"/>
    </style:style>
    <style:style style:name="Tableau2" style:family="table">
      <style:table-properties style:width="7.0854in" table:align="margins" style:writing-mode="lr-tb"/>
    </style:style>
    <style:style style:name="Tableau2.A" style:family="table-column">
      <style:table-column-properties style:column-width="1.7701in" style:rel-column-width="2549*"/>
    </style:style>
    <style:style style:name="Tableau2.B" style:family="table-column">
      <style:table-column-properties style:column-width="1.4097in" style:rel-column-width="2030*"/>
    </style:style>
    <style:style style:name="Tableau2.C" style:family="table-column">
      <style:table-column-properties style:column-width="3.9056in" style:rel-column-width="5624*"/>
    </style:style>
    <style:style style:name="Tableau2.A1" style:family="table-cell">
      <style:table-cell-properties fo:padding="0.0382in" fo:border-left="0.0007in solid #000000" fo:border-right="none" fo:border-top="0.0007in solid #000000" fo:border-bottom="0.0007in solid #000000"/>
    </style:style>
    <style:style style:name="Tableau2.C1" style:family="table-cell">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margin-left="0in" fo:margin-right="0in" fo:text-indent="0in" style:auto-text-indent="false" style:snap-to-layout-grid="false">
        <style:tab-stops/>
      </style:paragraph-properties>
      <style:text-properties style:font-name="Times New Roman"/>
    </style:style>
    <style:style style:name="P2" style:family="paragraph" style:parent-style-name="Header">
      <style:paragraph-properties fo:margin-left="0in" fo:margin-right="0in" fo:text-align="center" style:justify-single-word="false" fo:text-indent="0in" style:auto-text-indent="false" style:snap-to-layout-grid="false">
        <style:tab-stops/>
      </style:paragraph-properties>
      <style:text-properties style:font-name="Times New Roman" fo:font-size="11pt" style:font-size-asian="11pt" style:font-size-complex="11pt"/>
    </style:style>
    <style:style style:name="P3" style:family="paragraph" style:parent-style-name="Header">
      <style:paragraph-properties fo:margin-left="0in" fo:margin-right="0in" fo:text-align="end" style:justify-single-word="false" fo:text-indent="0in" style:auto-text-indent="false" style:snap-to-layout-grid="false">
        <style:tab-stops/>
      </style:paragraph-properties>
      <style:text-properties style:font-name="Times New Roman" fo:font-size="11pt" style:font-size-asian="11pt" style:font-size-complex="11pt"/>
    </style:style>
    <style:style style:name="P4" style:family="paragraph" style:parent-style-name="Header">
      <style:paragraph-properties fo:margin-left="0in" fo:margin-right="0in" fo:text-indent="0in" style:auto-text-indent="false" style:snap-to-layout-grid="false">
        <style:tab-stops/>
      </style:paragraph-properties>
      <style:text-properties style:font-name="Times New Roman" fo:font-size="11pt" style:font-size-asian="11pt" style:font-size-complex="11pt"/>
    </style:style>
    <style:style style:name="P5" style:family="paragraph" style:parent-style-name="Auteurs">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in" fo:margin-right="0in" fo:text-indent="0in" style:auto-text-indent="false"/>
      <style:text-properties fo:font-weight="bold" style:font-weight-asian="bold"/>
    </style:style>
    <style:style style:name="P8" style:family="paragraph" style:parent-style-name="Standard">
      <style:paragraph-properties fo:margin-left="0in" fo:margin-right="0in" fo:text-indent="0in" style:auto-text-indent="false"/>
      <style:text-properties fo:font-weight="bold" style:font-weight-asian="bold" style:font-weight-complex="bold"/>
    </style:style>
    <style:style style:name="P9" style:family="paragraph" style:parent-style-name="Standard">
      <style:paragraph-properties fo:margin-left="0in" fo:margin-right="0in" fo:text-align="justify" style:justify-single-word="false" fo:text-indent="0in" style:auto-text-indent="false"/>
      <style:text-properties fo:font-weight="bold" style:font-weight-asian="bold"/>
    </style:style>
    <style:style style:name="P10" style:family="paragraph" style:parent-style-name="Standard">
      <style:paragraph-properties fo:margin-left="0in" fo:margin-right="0in" fo:text-indent="0in" style:auto-text-indent="false"/>
      <style:text-properties style:text-underline-style="solid" style:text-underline-width="auto" style:text-underline-color="font-color"/>
    </style:style>
    <style:style style:name="P11" style:family="paragraph" style:parent-style-name="Standard">
      <style:paragraph-properties fo:margin-left="0in" fo:margin-right="0in" fo:text-align="center" style:justify-single-word="false" fo:text-indent="0in" style:auto-text-indent="false"/>
    </style:style>
    <style:style style:name="P12" style:family="paragraph" style:parent-style-name="Standard">
      <style:paragraph-properties fo:margin-left="0in" fo:margin-right="0in" fo:text-indent="0in" style:auto-text-indent="false"/>
      <style:text-properties style:font-name="Arial"/>
    </style:style>
    <style:style style:name="P13" style:family="paragraph" style:parent-style-name="Standard">
      <style:paragraph-properties fo:margin-left="0in" fo:margin-right="0in" fo:text-indent="0in" style:auto-text-indent="false"/>
      <style:text-properties style:font-name="Arial" fo:font-weight="bold" style:font-weight-asian="bold" style:font-weight-complex="bold"/>
    </style:style>
    <style:style style:name="P14" style:family="paragraph" style:parent-style-name="Standard">
      <style:paragraph-properties fo:margin-left="0in" fo:margin-right="0in" fo:text-indent="0in" style:auto-text-indent="false"/>
      <style:text-properties style:font-name="Arial" fo:font-size="18pt" fo:font-style="italic" fo:font-weight="bold" style:font-style-asian="italic" style:font-weight-asian="bold" style:font-style-complex="italic" style:font-weight-complex="bold"/>
    </style:style>
    <style:style style:name="P15" style:family="paragraph" style:parent-style-name="Standard">
      <style:paragraph-properties fo:margin-left="0in" fo:margin-right="0in" fo:text-indent="0in" style:auto-text-indent="false"/>
      <style:text-properties style:font-name="Arial" fo:font-size="18pt" fo:font-weight="bold" style:font-weight-asian="bold" style:font-weight-complex="bold"/>
    </style:style>
    <style:style style:name="P16" style:family="paragraph" style:parent-style-name="Standard">
      <style:paragraph-properties fo:margin-left="0in" fo:margin-right="0in" fo:text-indent="0in" style:auto-text-indent="false"/>
      <style:text-properties style:font-name="Arial" fo:font-weight="normal" style:font-weight-asian="normal" style:font-weight-complex="normal"/>
    </style:style>
    <style:style style:name="P17" style:family="paragraph" style:parent-style-name="Standard">
      <style:paragraph-properties fo:margin-left="0in" fo:margin-right="0in" fo:text-indent="0in" style:auto-text-indent="false"/>
      <style:text-properties style:font-name="Arial" fo:font-weight="normal" fo:background-color="#ffff00" style:font-weight-asian="normal" style:font-weight-complex="normal"/>
    </style:style>
    <style:style style:name="P18" style:family="paragraph" style:parent-style-name="Standard">
      <style:paragraph-properties fo:margin-left="0in" fo:margin-right="0in" fo:text-indent="0in" style:auto-text-indent="false"/>
      <style:text-properties style:font-name="Arial" fo:font-style="normal" style:font-style-asian="normal" style:font-style-complex="normal"/>
    </style:style>
    <style:style style:name="P19" style:family="paragraph" style:parent-style-name="Standard">
      <style:paragraph-properties fo:margin-left="0in" fo:margin-right="0in" fo:text-indent="0in" style:auto-text-indent="false"/>
      <style:text-properties style:font-name="Arial" fo:font-size="12pt" fo:font-weight="normal" style:font-size-asian="12pt" style:font-weight-asian="normal" style:font-size-complex="12pt" style:font-weight-complex="normal"/>
    </style:style>
    <style:style style:name="P20" style:family="paragraph" style:parent-style-name="Standard">
      <style:paragraph-properties fo:margin-left="0in" fo:margin-right="0in"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margin-left="0in" fo:margin-right="0in" fo:text-indent="0in" style:auto-text-indent="false"/>
      <style:text-properties fo:font-style="normal" fo:background-color="#ffff00" style:font-style-asian="normal" style:font-style-complex="normal"/>
    </style:style>
    <style:style style:name="P23" style:family="paragraph" style:parent-style-name="Standard">
      <style:paragraph-properties fo:margin-left="0in" fo:margin-right="0in" fo:text-indent="0in" style:auto-text-indent="false"/>
      <style:text-properties fo:font-style="normal" fo:background-color="transparent" style:font-style-asian="normal" style:font-style-complex="normal"/>
    </style:style>
    <style:style style:name="P24" style:family="paragraph" style:parent-style-name="Standard">
      <style:paragraph-properties fo:margin-left="0in" fo:margin-right="0in" fo:line-height="0.1965in" fo:text-align="justify" style:justify-single-word="false" fo:orphans="0" fo:widows="0" fo:text-indent="0in" style:auto-text-indent="false">
        <style:tab-stops>
          <style:tab-stop style:position="0.1417in"/>
        </style:tab-stops>
      </style:paragraph-properties>
      <style:text-properties fo:language="en" fo:country="GB" style:font-name-asian="Times New Roman"/>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text-indent="0in" style:auto-text-indent="false"/>
      <style:text-properties style:font-name="Courier New1"/>
    </style:style>
    <style:style style:name="P27" style:family="paragraph" style:parent-style-name="Standard">
      <style:paragraph-properties fo:margin-left="0in" fo:margin-right="0in" fo:text-indent="0in" style:auto-text-indent="false"/>
      <style:text-properties fo:background-color="#ffff00"/>
    </style:style>
    <style:style style:name="P28" style:family="paragraph" style:parent-style-name="Standard">
      <style:paragraph-properties fo:margin-left="0in" fo:margin-right="0in" fo:text-indent="0in" style:auto-text-indent="false"/>
      <style:text-properties fo:color="#ff3333" style:font-name="Arial" fo:font-size="14pt" fo:font-weight="bold" style:font-size-asian="14pt" style:font-weight-asian="bold" style:font-size-complex="14pt" style:font-weight-complex="bold"/>
    </style:style>
    <style:style style:name="P29" style:family="paragraph" style:parent-style-name="Standard">
      <style:paragraph-properties fo:margin-left="0in" fo:margin-right="0in" fo:text-indent="0in" style:auto-text-indent="false"/>
      <style:text-properties fo:background-color="#ffffff"/>
    </style:style>
    <style:style style:name="P30" style:family="paragraph" style:parent-style-name="Standard">
      <style:paragraph-properties fo:margin-left="0in" fo:margin-right="0in" fo:text-indent="0in" style:auto-text-indent="false"/>
      <style:text-properties fo:font-style="italic" style:font-style-asian="italic" style:font-style-complex="italic"/>
    </style:style>
    <style:style style:name="P31" style:family="paragraph" style:parent-style-name="Standard">
      <style:paragraph-properties fo:margin-left="0in" fo:margin-right="0in" fo:text-indent="0in" style:auto-text-indent="false"/>
      <style:text-properties fo:font-style="italic" fo:background-color="transparent" style:font-style-asian="italic" style:font-style-complex="italic"/>
    </style:style>
    <style:style style:name="P32" style:family="paragraph" style:parent-style-name="Standard">
      <style:paragraph-properties fo:margin-left="0in" fo:margin-right="0in" fo:text-indent="0in" style:auto-text-indent="false"/>
      <style:text-properties fo:font-weight="normal" style:font-weight-asian="normal" style:font-weight-complex="normal"/>
    </style:style>
    <style:style style:name="P33" style:family="paragraph" style:parent-style-name="Table_20_Contents">
      <style:paragraph-properties fo:margin-left="0in" fo:margin-right="0in" fo:text-align="center" style:justify-single-word="false" fo:text-indent="0in" style:auto-text-indent="false"/>
      <style:text-properties fo:font-weight="bold" style:font-weight-asian="bold" style:font-weight-complex="bold"/>
    </style:style>
    <style:style style:name="P34" style:family="paragraph" style:parent-style-name="Table_20_Contents">
      <style:paragraph-properties fo:margin-left="0in" fo:margin-right="0in" fo:text-align="center" style:justify-single-word="false" fo:text-indent="0in" style:auto-text-indent="false"/>
    </style:style>
    <style:style style:name="P35" style:family="paragraph" style:parent-style-name="Standard">
      <style:paragraph-properties loext:contextual-spacing="false" fo:margin-left="0in" fo:margin-right="0in" fo:margin-top="0.1181in" fo:margin-bottom="0in" fo:text-indent="0in" style:auto-text-indent="false"/>
    </style:style>
    <style:style style:name="P36" style:family="paragraph" style:parent-style-name="Standard">
      <style:paragraph-properties loext:contextual-spacing="false" fo:margin-left="0in" fo:margin-right="0in" fo:margin-top="0.1181in" fo:margin-bottom="0in" fo:text-indent="0in" style:auto-text-indent="false"/>
      <style:text-properties fo:background-color="#ffff00"/>
    </style:style>
    <style:style style:name="P37" style:family="paragraph" style:parent-style-name="Standard">
      <style:paragraph-properties fo:margin-left="0in" fo:margin-right="0in" fo:text-indent="0in" style:auto-text-indent="false" fo:break-before="page"/>
      <style:text-properties style:text-underline-style="solid" style:text-underline-width="auto" style:text-underline-color="font-color"/>
    </style:style>
    <style:style style:name="P38" style:family="paragraph" style:parent-style-name="Standard">
      <style:paragraph-properties fo:margin-left="0in" fo:margin-right="0in" fo:text-indent="0in" style:auto-text-indent="false" fo:break-before="page"/>
      <style:text-properties style:font-name="Arial" fo:font-size="18pt" style:text-underline-style="solid" style:text-underline-width="auto" style:text-underline-color="font-color" fo:font-weight="bold" style:font-weight-asian="bold" style:font-weight-complex="bold"/>
    </style:style>
    <style:style style:name="P39" style:family="paragraph" style:parent-style-name="Header">
      <style:text-properties fo:font-size="4pt" style:font-size-asian="4pt" style:font-size-complex="4pt"/>
    </style:style>
    <style:style style:name="P40" style:family="paragraph" style:parent-style-name="Footer">
      <style:paragraph-properties fo:margin-left="0in" fo:margin-right="-0.0008in" fo:text-align="center" style:justify-single-word="false" fo:text-indent="0in" style:auto-text-indent="false">
        <style:tab-stops>
          <style:tab-stop style:position="3.7409in" style:type="center"/>
          <style:tab-stop style:position="7.2846in" style:type="right"/>
        </style:tab-stops>
      </style:paragraph-properties>
    </style:style>
    <style:style style:name="P41" style:family="paragraph" style:parent-style-name="Retrait_20_article">
      <style:paragraph-properties fo:margin-left="1.1811in" fo:margin-right="0in" fo:text-align="start" style:justify-single-word="false" fo:text-indent="-1.1811in" style:auto-text-indent="false"/>
    </style:style>
    <style:style style:name="P42" style:family="paragraph" style:parent-style-name="Retrait_20_article">
      <style:paragraph-properties fo:margin-left="1.1811in" fo:margin-right="0in" fo:text-align="start" style:justify-single-word="false" fo:text-indent="-1.1811in" style:auto-text-indent="false"/>
      <style:text-properties style:text-underline-style="solid" style:text-underline-width="auto" style:text-underline-color="font-color"/>
    </style:style>
    <style:style style:name="P43" style:family="paragraph" style:parent-style-name="Retrait_20_article">
      <style:paragraph-properties fo:margin-left="1.1811in" fo:margin-right="0in" fo:text-align="start" style:justify-single-word="false" fo:text-indent="-1.1811in" style:auto-text-indent="false"/>
      <style:text-properties fo:font-weight="normal" style:font-weight-asian="normal" style:font-weight-complex="normal"/>
    </style:style>
    <style:style style:name="P44" style:family="paragraph" style:parent-style-name="Normal_20__28_Web_29_">
      <style:paragraph-properties loext:contextual-spacing="false" fo:margin-top="0in" fo:margin-bottom="0in" style:snap-to-layout-grid="false"/>
      <style:text-properties style:font-name="Arial" fo:font-weight="bold" style:font-weight-asian="bold" style:font-name-complex="Arial" style:font-weight-complex="bold"/>
    </style:style>
    <style:style style:name="P45" style:family="paragraph" style:parent-style-name="Standard">
      <style:paragraph-properties fo:text-align="justify" style:justify-single-word="false"/>
    </style:style>
    <style:style style:name="P46" style:family="paragraph" style:parent-style-name="Retrait_20_1">
      <style:paragraph-properties fo:text-align="justify" style:justify-single-word="false"/>
    </style:style>
    <style:style style:name="P47" style:family="paragraph" style:parent-style-name="Retrait_20_article">
      <style:paragraph-properties fo:text-align="justify" style:justify-single-word="false"/>
    </style:style>
    <style:style style:name="P48" style:family="paragraph" style:parent-style-name="Retrait_20_article" style:master-page-name="">
      <style:paragraph-properties fo:margin-left="1.8898in" fo:margin-right="0in" fo:text-align="justify" style:justify-single-word="false" fo:orphans="2" fo:widows="2" fo:text-indent="0in" style:auto-text-indent="false" style:page-number="auto" fo:background-color="transparent" style:writing-mode="lr-tb">
        <style:background-image/>
      </style:paragraph-properties>
    </style:style>
    <style:style style:name="P49" style:family="paragraph" style:parent-style-name="Standard" style:master-page-name="Standard">
      <style:paragraph-properties style:page-number="1"/>
    </style:style>
    <style:style style:name="P50" style:family="paragraph" style:parent-style-name="Standard">
      <style:paragraph-properties fo:margin-left="0in" fo:margin-right="0in" fo:text-indent="0in" style:auto-text-indent="false"/>
      <style:text-properties fo:font-size="16pt" fo:font-style="normal" fo:font-weight="bold" style:font-size-asian="16pt" style:font-style-asian="normal" style:font-weight-asian="bold" style:font-size-complex="16pt" style:font-style-complex="normal" style:font-weight-complex="bold"/>
    </style:style>
    <style:style style:name="P51" style:family="paragraph" style:parent-style-name="Standard">
      <style:paragraph-properties fo:margin-left="0in" fo:margin-right="0in" fo:text-indent="0in" style:auto-text-indent="false"/>
      <style:text-properties style:font-name="Courier New1"/>
    </style:style>
    <style:style style:name="P52" style:family="paragraph" style:parent-style-name="Standard">
      <style:paragraph-properties fo:margin-left="0in" fo:margin-right="0in" fo:text-indent="0in" style:auto-text-indent="false"/>
      <style:text-properties fo:font-style="italic" style:font-style-asian="italic" style:font-style-complex="italic"/>
    </style:style>
    <style:style style:name="P53" style:family="paragraph" style:parent-style-name="Standard" style:list-style-name="L1">
      <style:paragraph-properties fo:margin-left="0in" fo:margin-right="0in" fo:text-align="center" style:justify-single-word="false" fo:text-indent="0in" style:auto-text-indent="false"/>
    </style:style>
    <style:style style:name="P54" style:family="paragraph" style:parent-style-name="Standard">
      <style:paragraph-properties fo:margin-left="0in" fo:margin-right="0in" fo:text-indent="0in" style:auto-text-indent="false"/>
      <style:text-properties fo:font-weight="normal" style:font-weight-asian="normal" style:font-weight-complex="normal"/>
    </style:style>
    <style:style style:name="P55" style:family="paragraph" style:parent-style-name="Table_20_Contents">
      <style:paragraph-properties fo:margin-left="0in" fo:margin-right="0in" fo:text-align="center" style:justify-single-word="false" fo:text-indent="0in" style:auto-text-indent="false"/>
      <style:text-properties fo:font-weight="bold" style:font-weight-asian="bold" style:font-weight-complex="bold"/>
    </style:style>
    <style:style style:name="P56" style:family="paragraph" style:parent-style-name="Table_20_Contents">
      <style:paragraph-properties fo:margin-left="0in" fo:margin-right="0in" fo:text-align="center" style:justify-single-word="false" fo:text-indent="0in" style:auto-text-indent="false"/>
      <style:text-properties fo:font-size="8pt" fo:font-weight="bold" style:font-size-asian="8pt" style:font-weight-asian="bold" style:font-size-complex="8pt" style:font-weight-complex="bold"/>
    </style:style>
    <style:style style:name="P57" style:family="paragraph" style:parent-style-name="Article">
      <style:paragraph-properties fo:text-align="justify" style:justify-single-word="false"/>
      <style:text-properties fo:language="en" fo:country="GB"/>
    </style:style>
    <style:style style:name="P58" style:family="paragraph" style:parent-style-name="Article">
      <style:paragraph-properties fo:text-align="justify" style:justify-single-word="false"/>
    </style:style>
    <style:style style:name="P59" style:family="paragraph" style:parent-style-name="Article" style:list-style-name="WW8Num6">
      <style:paragraph-properties fo:margin-left="-0.2756in" fo:margin-right="0in" fo:text-align="justify" style:justify-single-word="false" fo:text-indent="0in" style:auto-text-indent="false">
        <style:tab-stops>
          <style:tab-stop style:position="0.6693in"/>
        </style:tab-stops>
      </style:paragraph-properties>
      <style:text-properties fo:font-weight="bold" style:font-weight-asian="bold" style:font-weight-complex="bold"/>
    </style:style>
    <style:style style:name="P60" style:family="paragraph" style:parent-style-name="Article" style:list-style-name="WW8Num6">
      <style:paragraph-properties loext:contextual-spacing="false" fo:margin-left="-0.2756in" fo:margin-right="0in" fo:margin-top="0.1181in" fo:margin-bottom="0in" fo:text-align="justify" style:justify-single-word="false" fo:text-indent="0in" style:auto-text-indent="false">
        <style:tab-stops>
          <style:tab-stop style:position="0.6693in"/>
        </style:tab-stops>
      </style:paragraph-properties>
      <style:text-properties fo:font-weight="bold" style:font-weight-asian="bold" style:font-weight-complex="bold"/>
    </style:style>
    <style:style style:name="P61" style:family="paragraph" style:parent-style-name="Article" style:list-style-name="WW8Num6">
      <style:paragraph-properties loext:contextual-spacing="false" fo:margin-left="-0.2756in" fo:margin-right="0in" fo:margin-top="0.0783in" fo:margin-bottom="0in" fo:text-align="justify" style:justify-single-word="false" fo:text-indent="0in" style:auto-text-indent="false">
        <style:tab-stops>
          <style:tab-stop style:position="0.6693in"/>
        </style:tab-stops>
      </style:paragraph-properties>
      <style:text-properties fo:font-weight="bold" style:font-weight-asian="bold" style:font-weight-complex="bold"/>
    </style:style>
    <style:style style:name="P62" style:family="paragraph" style:parent-style-name="Article">
      <style:paragraph-properties fo:margin-left="0.5909in" fo:margin-right="0in" fo:text-align="justify" style:justify-single-word="false" fo:text-indent="0in" style:auto-text-indent="false">
        <style:tab-stops>
          <style:tab-stop style:position="0in"/>
        </style:tab-stops>
      </style:paragraph-properties>
    </style:style>
    <style:style style:name="P63" style:family="paragraph" style:parent-style-name="Article">
      <style:paragraph-properties loext:contextual-spacing="false" fo:margin-left="1.1752in" fo:margin-right="0in" fo:margin-top="0.0783in" fo:margin-bottom="0in" fo:text-align="justify" style:justify-single-word="false" fo:text-indent="0in" style:auto-text-indent="false"/>
    </style:style>
    <style:style style:name="P64" style:family="paragraph" style:parent-style-name="Article">
      <style:paragraph-properties loext:contextual-spacing="false" fo:margin-left="1.178in" fo:margin-right="0in" fo:margin-top="0.0783in" fo:margin-bottom="0in" fo:text-align="justify" style:justify-single-word="false" fo:text-indent="0in" style:auto-text-indent="false"/>
    </style:style>
    <style:style style:name="P65" style:family="paragraph" style:parent-style-name="Article" style:list-style-name="WW8Num3">
      <style:paragraph-properties loext:contextual-spacing="false" fo:margin-left="1.178in" fo:margin-right="0in" fo:margin-top="0.0783in" fo:margin-bottom="0in" fo:text-align="justify" style:justify-single-word="false" fo:text-indent="0in" style:auto-text-indent="false"/>
    </style:style>
    <style:style style:name="P66" style:family="paragraph" style:parent-style-name="Heading_20_1">
      <style:paragraph-properties fo:margin-left="0in" fo:margin-right="0in" fo:text-indent="0in" style:auto-text-indent="false"/>
    </style:style>
    <style:style style:name="P67" style:family="paragraph" style:parent-style-name="Heading_20_1">
      <style:paragraph-properties fo:margin-left="0in" fo:margin-right="0in" fo:text-align="start" style:justify-single-word="false" fo:text-indent="0in" style:auto-text-indent="false" style:snap-to-layout-grid="false">
        <style:tab-stops>
          <style:tab-stop style:position="6.3909in" style:type="right"/>
        </style:tab-stops>
      </style:paragraph-properties>
      <style:text-properties fo:font-size="12pt" style:font-size-asian="12pt" style:font-name-complex="Arial" style:font-size-complex="12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P7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P7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text-position="super 58%" fo:font-size="11pt" style:font-size-asian="11pt" style:font-size-complex="11pt"/>
    </style:style>
    <style:style style:name="T3" style:family="text">
      <style:text-properties style:font-name-asian="Times New Roman"/>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style:font-weight-complex="bold"/>
    </style:style>
    <style:style style:name="T9" style:family="text">
      <style:text-properties fo:font-weight="normal" style:font-weight-asian="normal" style:font-weight-complex="normal"/>
    </style:style>
    <style:style style:name="T10" style:family="text">
      <style:text-properties style:font-name="Arial"/>
    </style:style>
    <style:style style:name="T11" style:family="text">
      <style:text-properties style:font-name="Arial" fo:font-style="italic"/>
    </style:style>
    <style:style style:name="T12" style:family="text">
      <style:text-properties style:font-name="Arial" fo:font-style="italic" style:font-style-asian="italic" style:font-style-complex="italic"/>
    </style:style>
    <style:style style:name="T13" style:family="text">
      <style:text-properties style:font-name="Arial"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style:text-underline-style="solid" style:text-underline-width="auto" style:text-underline-color="font-color"/>
    </style:style>
    <style:style style:name="T18" style:family="text">
      <style:text-properties style:font-name="Courier New1"/>
    </style:style>
    <style:style style:name="T19" style:family="text">
      <style:text-properties style:font-name="Courier New1" fo:font-style="italic" style:font-style-asian="italic" style:font-style-complex="italic"/>
    </style:style>
    <style:style style:name="T20" style:family="text">
      <style:text-properties style:font-name="Courier New1" fo:font-style="normal" style:font-style-asian="normal" style:font-style-complex="normal"/>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3" style:family="text">
      <style:text-properties fo:font-size="12pt" fo:font-style="normal" style:font-size-asian="12pt" style:font-style-asian="normal" style:font-size-complex="12pt" style:font-style-complex="normal" style:font-weight-complex="bold"/>
    </style:style>
    <style:style style:name="T2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5" style:family="text"/>
    <style:style style:name="T26" style:family="text">
      <style:text-properties style:use-window-font-color="true" style:text-outline="false" style:text-line-through-style="none" style:font-name="Arial1" fo:font-size="12pt" fo:font-style="italic" fo:text-shadow="none" style:text-underline-style="none" fo:font-weight="normal" style:letter-kerning="true" style:font-name-asian="Arial Unicode MS1" style:font-size-asian="18pt" style:font-style-asian="italic" style:font-weight-asian="normal" style:font-name-complex="Arial Unicode MS1" style:font-size-complex="18pt" style:font-style-complex="italic"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8pt" style:font-style-asian="normal" style:font-weight-asian="normal" style:font-name-complex="Arial Unicode MS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1" style:font-size-asian="12pt" style:font-style-asian="normal" style:font-weight-asian="normal" style:font-name-complex="Arial Unicode MS1" style:font-size-complex="12pt" style:font-style-complex="normal" style:font-weight-complex="normal" style:text-emphasize="none"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Arrow" draw:marker-end-width="0.0783in" draw:marker-end-center="false" draw:fill="solid" draw:fill-color="#cfe7f5"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h text:style-name="P66" text:outline-level="1">UNIX - Introduction</text:h>
      <text:p text:style-name="Standard"/>
      <text:p text:style-name="P5">X. Roirand – S. Grau</text:p>
      <text:p text:style-name="P8"/>
      <text:p text:style-name="P8"/>
      <table:table table:name="Tableau3" table:style-name="Tableau3">
        <table:table-column table:style-name="Tableau3.A"/>
        <table:table-row table:style-name="Tableau3.1">
          <table:table-cell table:style-name="Tableau3.A1" office:value-type="string">
            <text:h text:style-name="P67" text:outline-level="1">Prénom Nom :................................................ <text:s text:c="33"/>Date :......................</text:h>
          </table:table-cell>
        </table:table-row>
        <table:table-row table:style-name="Tableau3.1">
          <table:table-cell table:style-name="Tableau3.A2" office:value-type="string">
            <text:p text:style-name="P44">Groupe :.......................</text:p>
          </table:table-cell>
        </table:table-row>
      </table:table>
      <text:p text:style-name="P12"/>
      <text:p text:style-name="P7"/>
      <text:p text:style-name="P9">Présentation</text:p>
      <text:p text:style-name="P45">Unix est né dans les laboratoires BELL qui dépendent d’AT&amp;T (American<text:span text:style-name="T3"> </text:span>Telephon &amp; Telegraph) sous l’impulsion de 2 personnes :</text:p>
      <text:list xml:id="list7190820387734378740" text:style-name="WW8Num3">
        <text:list-item>
          <text:p text:style-name="P57">Ken Thompson</text:p>
        </text:list-item>
        <text:list-item>
          <text:p text:style-name="P57">Dennis Ritchie</text:p>
        </text:list-item>
      </text:list>
      <text:p text:style-name="P24"/>
      <text:p text:style-name="P25">Unix désigne une famille de systèmes d’exploitation non propriétaires, issus plus ou moins directement de différentes versions diffusées par AT&amp;T. Certains membres de cette famille sont de complètes réécritures qui ne doivent rien à AT&amp;T tout en restant compatibles au niveau des interfaces.</text:p>
      <text:p text:style-name="P25">L’originalité de la démarche ayant présidé à sa conception repose sur deux aspects :</text:p>
      <text:list xml:id="list31470848" text:continue-list="list7190820387734378740" text:style-name="WW8Num3">
        <text:list-item text:start-value="1">
          <text:p text:style-name="P58">le système a été conçu par des utilisateurs pour leurs propres besoins</text:p>
        </text:list-item>
        <text:list-item>
          <text:p text:style-name="P58">la conception et le développement ont été faits par une très petite équipe de très haut niveau scientifique.</text:p>
        </text:list-item>
      </text:list>
      <text:p text:style-name="P45"/>
      <text:p text:style-name="P25">Une première version, mono-utilisateur, a été réalisée en assembleur au cours des années 1969-1970, suivie dès 1971 d’une nouvelle version autorisant la multiprogrammation. L’objectif initial était essentiellement de fournir sur des petites machines un système interactif offrant un environnement de programmation comparable à ceux des grands systèmes.</text:p>
      <text:p text:style-name="P25">Unix fut réécrit pour 90% en C en 1973. C’était le premier système d’exploitation à ne pas être entièrement écrit en assembleur. C’était aussi le premier système, en principe, portable.</text:p>
      <text:p text:style-name="P25">L’année 1975 marque la date de première commercialisation du système.</text:p>
      <text:p text:style-name="P25">Le système Unix est maintenant devenu une “norme” en matière de SE (système d'exploitation) et a été installé sur de nombreuses machines qui vont du micro-ordinateur au super-calculateur. Il est “simple” et “facile” à utiliser, propose un bon environnement de programmation et possède des outils dont ne disposent pas toujours des systèmes beaucoup plus performants.</text:p>
      <text:p text:style-name="P45"/>
      <text:p text:style-name="P45">Unix s’appuie sur trois grands principes :</text:p>
      <text:p text:style-name="P45"/>
      <text:list xml:id="list5981031458658106747" text:style-name="WW8Num6">
        <text:list-item>
          <text:p text:style-name="P59">Le système de fichiers</text:p>
        </text:list-item>
      </text:list>
      <text:p text:style-name="P46">Le système de fichiers permet à l’utilisateur de conserver les informations en les nommant. Il doit supporter les pannes matérielles et doit comporter un mécanisme de sécurité contre les accès non autorisés. Il distingue trois types de fichiers différents :</text:p>
      <text:list xml:id="list31464735" text:continue-list="list31470848" text:style-name="WW8Num3">
        <text:list-item text:start-value="1">
          <text:p text:style-name="P62">le fichier ordinaire qui est une suite de caractères</text:p>
        </text:list-item>
        <text:list-item>
          <text:p text:style-name="P62">le répertoire qui contient des noms de fichiers ou de répertoires</text:p>
        </text:list-item>
        <text:list-item>
          <text:p text:style-name="P62">les fichiers spéciaux qui correspondent aux périphériques d’entrée/sortie.</text:p>
        </text:list-item>
      </text:list>
      <text:list xml:id="list31472397" text:continue-list="list5981031458658106747" text:style-name="WW8Num6">
        <text:list-item>
          <text:p text:style-name="P60">Les processus</text:p>
        </text:list-item>
      </text:list>
      <text:p text:style-name="P46">Tous les travaux des utilisateurs sont réalisés par des processus.</text:p>
      <text:p text:style-name="P46">Un processus est une séquence d’actions qui est caractérisée par la taille mémoire nécessaire à son exécution et par les fichiers auxquels il accède.</text:p>
      <text:list xml:id="list31447568" text:continue-numbering="true" text:style-name="WW8Num6">
        <text:list-item>
          <text:p text:style-name="P61"><text:soft-page-break/>Le shell</text:p>
        </text:list-item>
      </text:list>
      <text:p text:style-name="P46">Le shell est un langage de programmation qui permet d’accéder au SE. Il exécute des commandes qui peuvent provenir soit d’un terminal, soit d’un fichier.</text:p>
      <text:p text:style-name="P46"/>
      <text:p text:style-name="P25">En résumé, Unix présente les caractéristiques suivantes :</text:p>
      <text:list xml:id="list31448974" text:continue-list="list31464735" text:style-name="WW8Num3">
        <text:list-item text:start-value="1">
          <text:p text:style-name="P63">multi-utilisateurs</text:p>
        </text:list-item>
      </text:list>
      <text:p text:style-name="P48">plusieurs utilisateurs connectés simultanément se partagent les ressources par découpage du temps et mise à profit des temps morts d'entrées/sorties ; le système possède un mécanisme d'identification et de protection des utilisateurs</text:p>
      <text:list xml:id="list31457469" text:continue-list="list31448974" text:style-name="WW8Num3">
        <text:list-item text:start-value="1">
          <text:p text:style-name="P64">multi-tâches</text:p>
        </text:list-item>
      </text:list>
      <text:p text:style-name="P47"><text:tab/><text:tab/><text:tab/>un utilisateur peut lancer plusieurs tâches en même temps</text:p>
      <text:list xml:id="list31472826" text:continue-list="list31457469" text:style-name="WW8Num3">
        <text:list-item text:start-value="1">
          <text:p text:style-name="P65">système de fichiers hiérarchisé arborescent</text:p>
        </text:list-item>
      </text:list>
      <text:p text:style-name="P47"><text:tab/><text:tab/><text:tab/>les entrées/sorties sont généralisées, vues par l'utilisateur à travers <text:tab/><text:tab/><text:tab/>des périphériques considérés comme des fichiers</text:p>
      <text:p text:style-name="P25"/>
      <text:p text:style-name="P9"/>
      <text:p text:style-name="P7"><text:span text:style-name="T23">Principales commandes </text:span><text:span text:style-name="T23">simplifiées</text:span><text:span text:style-name="T24"> </text:span><text:span text:style-name="T21">(pour plus de détails</text:span><text:span text:style-name="T21"> </text:span><text:span text:style-name="T21">voir</text:span><text:span text:style-name="T21"> </text:span><text:span text:style-name="T21">l’</text:span><text:span text:style-name="T21">Aide en ligne</text:span><text:span text:style-name="T22"> :</text:span><text:span text:style-name="T21"> commande</text:span><text:span text:style-name="T22"> man </text:span><text:span text:style-name="T21">ou</text:span><text:span text:style-name="T22"> help</text:span><text:span text:style-name="T21">) :</text:span></text:p>
      <text:p text:style-name="P7"/>
      <text:p text:style-name="P10">Connexion/Deconnexion</text:p>
      <text:p text:style-name="P10"/>
      <text:p text:style-name="P41"><text:span text:style-name="T6">login</text:span><text:tab/>connexion<text:line-break/><text:span text:style-name="T6">login </text:span>[nom utilisateur]</text:p>
      <text:p text:style-name="P41"><text:span text:style-name="T6">exit</text:span><text:tab/>quitte l'interpréteur de commandes et permet une déconnexion<text:line-break/><text:span text:style-name="T6">exit</text:span></text:p>
      <text:p text:style-name="P41"><text:span text:style-name="T6">su</text:span><text:tab/>changement d’identité <text:span text:style-name="T9">("-" force un nouvel </text:span><text:span text:style-name="T9">environnement</text:span><text:span text:style-name="T9">)</text:span></text:p>
      <text:p text:style-name="P41"><text:span text:style-name="T7"><text:tab/>su </text:span><text:span text:style-name="T9">[-] id_</text:span><text:span text:style-name="T9">utilisateur</text:span></text:p>
      <text:p text:style-name="Standard"/>
      <text:p text:style-name="P10"/>
      <text:p text:style-name="P10">Manipulation de répertoires</text:p>
      <text:p text:style-name="P10"/>
      <text:p text:style-name="P41"><text:span text:style-name="T6">pwd</text:span><text:tab/>affiche le nom du répertoire courant<text:line-break/><text:span text:style-name="T6">pwd</text:span></text:p>
      <text:p text:style-name="P41"><text:span text:style-name="T6">cd</text:span><text:tab/>change le répertoire courant<text:line-break/><text:span text:style-name="T6">cd</text:span> [[chemin d’accès] répertoire]</text:p>
      <text:p text:style-name="P41"><text:span text:style-name="T6">mkdir</text:span><text:tab/>crée un répertoire<text:line-break/><text:span text:style-name="T6">mkdir</text:span> [chemin d’accès] répertoire</text:p>
      <text:p text:style-name="P41"><text:span text:style-name="T6">rmdir</text:span><text:tab/>supprime un sous-répertoire (s’il est vide)<text:line-break/><text:span text:style-name="T6">rmdir</text:span> [chemin_d’accès] répertoire</text:p>
      <text:p text:style-name="P41"><text:span text:style-name="T6">ls</text:span><text:tab/>affiche la liste des fichiers et sous-répertoires d’un répertoire<text:line-break/><text:span text:style-name="T6">Is</text:span> [chemin d’accès]</text:p>
      <text:p text:style-name="P6"/>
      <text:p text:style-name="P41"><text:span text:style-name="T6">pushd</text:span><text:tab/>empile le chemin du répertoire courant et se déplace dans le répertoire indiqué<text:line-break/><text:span text:style-name="T6">pushd</text:span> . <text:tab/>(empile le chemin du répertoire courant et y reste)</text:p>
      <text:p text:style-name="P41"><text:span text:style-name="T6">popd</text:span><text:tab/>dépile le chemin du répertoire enregistré avec pushd et y retourne<text:line-break/><text:span text:style-name="T6">popd</text:span></text:p>
      <text:p text:style-name="P41"/>
      <text:p text:style-name="P10"/>
      <text:p text:style-name="P10"/>
      <text:p text:style-name="P37"/>
      <text:p text:style-name="P10">Manipulation de fichiers</text:p>
      <text:p text:style-name="P10"/>
      <text:p text:style-name="P41"><text:span text:style-name="T6">cat</text:span><text:tab/>affiche le contenu d’un fichier texte<text:line-break/><text:span text:style-name="T6">cat</text:span> [chemin d’accès [fichier]]</text:p>
      <text:p text:style-name="P41"><text:span text:style-name="T6">t</text:span><text:span text:style-name="T6">ouch<text:tab/></text:span><text:span text:style-name="T9">change les dates d'accès et de modification d'un fichier ou en crée un nouveau </text:span></text:p>
      <text:p text:style-name="P41"><text:span text:style-name="T6">chgrp</text:span><text:tab/>changement du groupe d’un fichier<text:line-break/><text:span text:style-name="T6">chgrp</text:span> groupe [chemin d’accès] fichier</text:p>
      <text:p text:style-name="P41"><text:span text:style-name="T6">chmod</text:span><text:tab/>modifie la protection (droits) d’un fichier<text:line-break/><text:span text:style-name="T6">chmod</text:span> mode [chemin d’accès] fichier</text:p>
      <text:p text:style-name="P41"><text:span text:style-name="T6">chown</text:span><text:tab/>changement du propriétaire d’un fichier<text:line-break/><text:span text:style-name="T6">chown</text:span> propriétaire [chemin_d’accès] fichier</text:p>
      <text:p text:style-name="P41"><text:span text:style-name="T6">cp</text:span><text:tab/>copie un fichier source dans un fichier destination<text:line-break/><text:span text:style-name="T6">cp</text:span> [chemin_d’accès] f_source {chemin_d’accès [f destination] | f_destination}</text:p>
      <text:p text:style-name="P41"><text:span text:style-name="T6">cut</text:span><text:tab/>découpe une ligne en champ numéroté de 1 à n suivant un délimiteur<text:line-break/><text:span text:style-name="T6">cut </text:span><text:span text:style-name="T8">–d[délimiteur] –f[numéro du champ] [chemin</text:span> d’accès] fichier</text:p>
      <text:p text:style-name="P41"><text:span text:style-name="T6">head</text:span><text:tab/>affiche le début d’un fichier<text:line-break/><text:span text:style-name="T6">head</text:span> [-nombre de lignes] [chemin d’accès] fichier</text:p>
      <text:p text:style-name="P41"><text:span text:style-name="T6">more</text:span><text:tab/>affiche le contenu d’un fichier texte page par page<text:line-break/><text:span text:style-name="T6">more</text:span> [chemin d’accès] fichier</text:p>
      <text:p text:style-name="P41"><text:span text:style-name="T6">mv</text:span><text:tab/>change le nom d’un fichier ou le déplace<text:line-break/><text:span text:style-name="T6">mv</text:span> [chemin d’accès] f_source {chemin_d’accès [f_destination] | f_destination}</text:p>
      <text:p text:style-name="P41"><text:span text:style-name="T6">pg</text:span><text:tab/>similaire à more</text:p>
      <text:p text:style-name="P41"><text:span text:style-name="T6">rm</text:span><text:tab/>supprime un ou plusieurs fichiers, et des sous-répertoires<text:line-break/><text:span text:style-name="T6">rm</text:span> [chemin d’accès] fichier</text:p>
      <text:p text:style-name="P41"><text:span text:style-name="T6">tail</text:span><text:tab/>affiche le début ou la fin d’un fichier<text:line-break/><text:span text:style-name="T6">tail</text:span> [{+|<text:span text:style-name="T6"> </text:span>-}nombre] [lbc] [chemin d’accès] fichier</text:p>
      <text:p text:style-name="P41"><text:span text:style-name="T6">umask</text:span><text:tab/>positionnement des droits par défaut<text:line-break/><text:span text:style-name="T6">umask</text:span> [mode]</text:p>
      <text:p text:style-name="P41"><text:span text:style-name="T6">wc</text:span><text:tab/>compte les mots, lignes ou caractères d’un fichier<text:line-break/><text:span text:style-name="T6">wc</text:span> [chemin d’accès] fichier</text:p>
      <text:p text:style-name="P6"/>
      <text:p text:style-name="P10"/>
      <text:p text:style-name="P10">Gestion des processus</text:p>
      <text:p text:style-name="P10"/>
      <text:p text:style-name="P41"><text:span text:style-name="T6">ps</text:span><text:tab/>affichage les informations sur les processus en mémoire<text:line-break/><text:span text:style-name="T6">ps</text:span></text:p>
      <text:p text:style-name="P41"><text:span text:style-name="T6">kill</text:span><text:tab/>envoie d’un signal<text:line-break/><text:span text:style-name="T6">kilI</text:span> [-signal] n°_processus</text:p>
      <text:p text:style-name="P6"/>
      <text:p text:style-name="P10"/>
      <text:p text:style-name="P10">Gestion des utilisateurs</text:p>
      <text:p text:style-name="P10"/>
      <text:p text:style-name="P41"><text:span text:style-name="T6">who</text:span><text:tab/>affiche tous les utilisateurs connectés sur une machine<text:line-break/><text:span text:style-name="T6">who</text:span></text:p>
      <text:p text:style-name="P41"><text:span text:style-name="T7">whoami</text:span><text:tab/>renvoie les information sur l'utilisateur connecté<text:line-break/><text:span text:style-name="T6">whoami</text:span></text:p>
      <text:p text:style-name="P41"><text:span text:style-name="T6">groups<text:tab/></text:span><text:span text:style-name="T9">affiche les groupes d'appartenance de l'utilisateur connecté</text:span></text:p>
      <text:p text:style-name="P41"><text:span text:style-name="T9"><text:tab/></text:span><text:span text:style-name="T7">groups</text:span></text:p>
      <text:p text:style-name="P43"/>
      <text:p text:style-name="P10"/>
      <text:p text:style-name="P37"/>
      <text:p text:style-name="P10">Commande diverses</text:p>
      <text:p text:style-name="P10"/>
      <text:p text:style-name="P41"><text:span text:style-name="T6">man</text:span><text:tab/><text:tab/>affiche de l’information sur les commandes Unix<text:line-break/><text:tab/><text:span text:style-name="T6">man </text:span>commande</text:p>
      <text:p text:style-name="P41"><text:span text:style-name="T5">clear</text:span><text:span text:style-name="T4"><text:tab/><text:tab/>efface l’écran<text:line-break/><text:tab/></text:span><text:span text:style-name="T5">clear</text:span></text:p>
      <text:p text:style-name="P41"><text:span text:style-name="T6">env</text:span><text:tab/><text:tab/>affiche les variables d’environnement<text:line-break/><text:tab/><text:span text:style-name="T6">env</text:span></text:p>
      <text:p text:style-name="P41"><text:span text:style-name="T6">alias</text:span><text:tab/><text:tab/>définition de synonymes<text:line-break/><text:tab/><text:span text:style-name="T6">alias</text:span> [nom_alias=commande]</text:p>
      <text:p text:style-name="P41"><text:span text:style-name="T6">ln</text:span><text:tab/><text:tab/>lie un fichier à un autre<text:line-break/><text:tab/><text:span text:style-name="T6">ln</text:span> [chemin_d’accès] fichier lié [[chemin_d’accès] lien] </text:p>
      <text:p text:style-name="P41"><text:span text:style-name="T6">grep</text:span><text:tab/><text:tab/>recherche d’une chaîne dans un fichier fichier<text:line-break/><text:tab/><text:span text:style-name="T6">grep</text:span> expression [[chemin_d’accès] fichier]</text:p>
      <text:p text:style-name="P41"><text:span text:style-name="T6">diff</text:span><text:tab/><text:tab/>compare les contenus de deux fichiers<text:line-break/><text:tab/><text:span text:style-name="T6">diff</text:span> [chemin d’accès] fichier 1 [chemin d’accès] fichier2</text:p>
      <text:p text:style-name="P41"><text:span text:style-name="T6">date</text:span><text:tab/><text:tab/>affiche ou modifie la date courante<text:line-break/><text:tab/><text:span text:style-name="T6">date</text:span></text:p>
      <text:p text:style-name="P41"><text:span text:style-name="T6">nano, vi, emacs</text:span><text:tab/>lance l’éditeur</text:p>
      <text:p text:style-name="P41"><text:span text:style-name="T6">sed<text:tab/><text:tab/></text:span><text:span text:style-name="T8">éditeur en mode ligne de commande</text:span></text:p>
      <text:p text:style-name="P41"><text:span text:style-name="T6">du<text:tab/><text:tab/></text:span>espace occupé sur le disque</text:p>
      <text:p text:style-name="P41"><text:span text:style-name="T6">find</text:span><text:tab/><text:tab/>recherche d’un fichier</text:p>
      <text:p text:style-name="P41"><text:span text:style-name="T6">less, more</text:span><text:tab/><text:tab/>filtre permettant l’affichage page par page</text:p>
      <text:p text:style-name="P41"/>
      <text:p text:style-name="P42"/>
      <text:p text:style-name="P42"/>
      <text:p text:style-name="P42">Nommage des fichiers et des répertoires</text:p>
      <text:p text:style-name="P42"/>
      <text:p text:style-name="P6">Les noms sont limités à 14 caractères au plus et une différenciation minuscule/majuscule est faite.</text:p>
      <text:p text:style-name="P35">Les caractères à proscrire sont les suivants :</text:p>
      <text:p text:style-name="P11">\ &gt; &lt; | $ ? &amp; [ ] * ! " ' ’ ( ) @ ~</text:p>
      <text:p text:style-name="P35">Le point (".") joue un rôle particulier dans la mesure où les fichiers dont le nom commence par lui sont "invisibles" (ils sont dits "cachés").</text:p>
      <text:p text:style-name="P6"/>
      <text:p text:style-name="P8"/>
      <text:p text:style-name="P8"/>
      <text:p text:style-name="P38">TP</text:p>
      <text:p text:style-name="P15"/>
      <text:p text:style-name="P15"/>
      <text:p text:style-name="P28">Tous les exercices sont à réaliser en ligne de commande dans un terminal (en utilisant l'application <text:span text:style-name="T14">Terminal</text:span><text:span text:style-name="T16">). </text:span><text:span text:style-name="T14">Pour</text:span> toutes les commandes à taper, il faut taper le nom de la commande, puis &lt;Entrée&gt; ou &lt;Return&gt; afin que l'interpréteur de commande, ici le shell, puisse prendre en compte votre commande.</text:p>
      <text:p text:style-name="P13"/>
      <text:p text:style-name="P6">1/ A<text:span text:style-name="T16">nalysez la description de la commande </text:span><text:span text:style-name="T14">grep </text:span><text:span text:style-name="T16">et déduisez-en le sens de [...]</text:span></text:p>
      <text:p text:style-name="P6"/>
      <text:p text:style-name="P27">Pour avoir la signification de la commande, utilisez la commande man, en tapant :</text:p>
      <text:p text:style-name="P27"><text:s text:c="130"/></text:p>
      <text:p text:style-name="P27">man … <text:s text:c="117"/></text:p>
      <text:p text:style-name="P27"><text:s text:c="130"/></text:p>
      <text:p text:style-name="P27">ou … est le nom de la commande pour laquelle on veut le manuel <text:s text:c="24"/></text:p>
      <text:p text:style-name="P6"/>
      <text:p text:style-name="P6">[…] signifie :</text:p>
      <text:p text:style-name="P6"/>
      <text:p text:style-name="P6"/>
      <text:p text:style-name="P6"/>
      <text:p text:style-name="P6"/>
      <text:p text:style-name="P6">2/ Familiarisation avec l'usage des commandes UNIX : p<text:span text:style-name="T10">our chacune des commandes données ci-après, précisez la signification de son abréviation (tout d'abord en anglais, puis en français) puis décrivez son usage.</text:span></text:p>
      <text:p text:style-name="P12"><text:s/></text:p>
      <text:p text:style-name="P11"><text:span text:style-name="T10">man, clear, </text:span><text:span text:style-name="T10">cp,</text:span><text:span text:style-name="T10"> rm, mv, </text:span><text:span text:style-name="T10">pwd, </text:span><text:span text:style-name="T10">cd, mkdir, rmdir, ls, </text:span><text:span text:style-name="T10">cat, touch</text:span></text:p>
      <text:p text:style-name="P12"/>
      <text:p text:style-name="P6"><text:span text:style-name="T10">Exemple : </text:span><text:span text:style-name="T12">man</text:span><text:span text:style-name="T11"> </text:span><text:span text:style-name="T10">est mis pour </text:span><text:span text:style-name="T11">manual</text:span><text:span text:style-name="T10"> (</text:span><text:span text:style-name="T10">manuel</text:span><text:span text:style-name="T10">) et </text:span><text:span text:style-name="T10">lance</text:span><text:span text:style-name="T10"> l'aide en ligne</text:span></text:p>
      <text:p text:style-name="P12"/>
      <text:p text:style-name="P12">Vous donnerez le résultat sous la forme suivante :</text:p>
      <text:p text:style-name="P12"/>
      <table:table table:name="Tableau2" table:style-name="Tableau2">
        <table:table-column table:style-name="Tableau2.A"/>
        <table:table-column table:style-name="Tableau2.B"/>
        <table:table-column table:style-name="Tableau2.C"/>
        <table:table-row>
          <table:table-cell table:style-name="Tableau2.A1" office:value-type="string">
            <text:p text:style-name="P33">Nom de commande</text:p>
            <text:p text:style-name="P56">(en général abréviation)</text:p>
          </table:table-cell>
          <table:table-cell table:style-name="Tableau2.A1" office:value-type="string">
            <text:p text:style-name="P33">Nom complet</text:p>
          </table:table-cell>
          <table:table-cell table:style-name="Tableau2.C1" office:value-type="string">
            <text:p text:style-name="P33">Rôle</text:p>
          </table:table-cell>
        </table:table-row>
        <table:table-row>
          <table:table-cell table:style-name="Tableau2.A2" office:value-type="string">
            <text:p text:style-name="P34">man</text:p>
          </table:table-cell>
          <table:table-cell table:style-name="Tableau2.A2" office:value-type="string">
            <text:p text:style-name="P34">manual</text:p>
          </table:table-cell>
          <table:table-cell table:style-name="Tableau2.C2" office:value-type="string">
            <text:p text:style-name="P34">Aide en ligne</text:p>
          </table:table-cell>
        </table:table-row>
        <table:table-row>
          <table:table-cell table:style-name="Tableau2.A2" office:value-type="string">
            <text:p text:style-name="P34">clear</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cp</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rm</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mv</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pwd</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cd</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mkdir</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rmdir</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ls</text:p>
          </table:table-cell>
          <table:table-cell table:style-name="Tableau2.A2" office:value-type="string">
            <text:p text:style-name="P34"/>
          </table:table-cell>
          <table:table-cell table:style-name="Tableau2.C2" office:value-type="string">
            <text:p text:style-name="P34"/>
          </table:table-cell>
        </table:table-row>
        <table:table-row>
          <table:table-cell table:style-name="Tableau2.A2" office:value-type="string">
            <text:p text:style-name="P34">cat</text:p>
          </table:table-cell>
          <table:table-cell table:style-name="Tableau2.A2" office:value-type="string">
            <text:p text:style-name="P34"/>
          </table:table-cell>
          <table:table-cell table:style-name="Tableau2.C2" office:value-type="string">
            <text:p text:style-name="P34"/>
          </table:table-cell>
        </table:table-row>
        <text:soft-page-break/>
        <table:table-row>
          <table:table-cell table:style-name="Tableau2.A2" office:value-type="string">
            <text:p text:style-name="P34">touch</text:p>
          </table:table-cell>
          <table:table-cell table:style-name="Tableau2.A2" office:value-type="string">
            <text:p text:style-name="P34"/>
          </table:table-cell>
          <table:table-cell table:style-name="Tableau2.C2" office:value-type="string">
            <text:p text:style-name="P34"/>
          </table:table-cell>
        </table:table-row>
      </table:table>
      <text:p text:style-name="P6"/>
      <text:p text:style-name="P21">3/ Indiquez la validité ou l'invalidité des différents noms de fichier proposés ci-après (en cas d'invalidité indiquez-en la cause) :</text:p>
      <text:p text:style-name="P21"/>
      <text:list xml:id="list2817923058424698822" text:style-name="L1">
        <text:list-header>
          <text:p text:style-name="P53"><text:span text:style-name="T16">Essai <text:s text:c="3"/>123essai.txt <text:s text:c="3"/>&lt;essai&gt; <text:s text:c="3"/>Essai.123essai <text:s text:c="3"/>.123essai</text:span></text:p>
        </text:list-header>
      </text:list>
      <text:p text:style-name="P6"/>
      <text:p text:style-name="P6">Pour réaliser cela, vous utiliserez la commande <text:span text:style-name="T14">touch</text:span><text:span text:style-name="T16"> suivi du nom du fichier à tester, puis vous vérifierez que ce fichier a été ou non créé grâce à la commande </text:span><text:span text:style-name="T14">ls.</text:span></text:p>
      <text:p text:style-name="P30"/>
      <text:p text:style-name="P30"/>
      <text:p text:style-name="P32"/>
      <text:p text:style-name="P32"/>
      <text:p text:style-name="P32"/>
      <text:p text:style-name="P32"/>
      <text:p text:style-name="P26"/>
      <text:p text:style-name="P13">On considère pour la question 4, que la position de départ est votre <text:span text:style-name="T17">répertoire d'accueil</text:span>. Si vous n'êtes pas sûr de votre répertoire de départ, vous pouvez taper la commande :</text:p>
      <text:p text:style-name="P13"/>
      <text:p text:style-name="P13">cd</text:p>
      <text:p text:style-name="P6"/>
      <text:p text:style-name="P6">4/ Créez à partir de votre répertoire courant, un répertoire appelé <text:span text:style-name="T14">SYS </text:span><text:span text:style-name="T16">et vérifiez son existence à l'aide de la commande </text:span><text:span text:style-name="T14">ls.</text:span></text:p>
      <text:p text:style-name="P30"/>
      <text:p text:style-name="P23">Indiquez la commande utilisée pour créer le répertoire :</text:p>
      <text:p text:style-name="P23"/>
      <text:p text:style-name="P31"/>
      <text:p text:style-name="P6"/>
      <text:p text:style-name="P6">5/ Déplacez-vous dans le répertoire <text:span text:style-name="T14">SYS</text:span> et créez-y 2 répertoires appelés <text:span text:style-name="T14">Documents</text:span> et <text:span text:style-name="T14">Images, </text:span><text:span text:style-name="T16">puis vérifiez leur existence.</text:span></text:p>
      <text:p text:style-name="P23"/>
      <text:p text:style-name="P23">Indiquez la ou les commandes utilisées pour créer les 2 répertoires et la commande utilisée pour vérifier l'existence de ces répertoires :</text:p>
      <text:p text:style-name="P23"/>
      <text:p text:style-name="P23"/>
      <text:p text:style-name="P23"/>
      <text:p text:style-name="P6"/>
      <text:p text:style-name="P6">6/ Déplacez-vous dans Documents et créez-y un fichier appelé <text:span text:style-name="T14">mondoc.txt</text:span></text:p>
      <text:p text:style-name="P30"/>
      <text:p text:style-name="P22">Pour créer ce fichier qui sera vide, vous pouvez simplement utiliser la commande  <text:span text:style-name="T14">touch</text:span> qui permet de créer un fichier vide avec le nom que vous voulez. Chercher avec man ou sur internet comment utiliser la commande touch.</text:p>
      <text:p text:style-name="P22"/>
      <text:p text:style-name="P23">Indiquez la commande utilisée pour créer le fichier mondoc.txt :</text:p>
      <text:p text:style-name="P6"/>
      <text:p text:style-name="P21">7/ Affichez le contenu du fichier <text:span text:style-name="T14">mondoc.txt </text:span>(souvenez-vous qu'il est vide...)</text:p>
      <text:p text:style-name="P21"/>
      <text:p text:style-name="P22">Pour afficher le contenu d'un fichier, il existe plusieurs commandes. La 1ère affiche le contenu complet du fichier. Donc si il est long l'affichage peut prendre un peu de temps. Les 2 suivantes affichent le fichier avec une pagination. C'est à dire que si le contenu du fichier dépasse la capacité d'affichage de l'écran utilisé (nombre de ligne) alors une pause est faite et il faut appuyer sur entrée pour afficher la ligne suivante ou sur espace pour afficher la page suivante. </text:p>
      <text:p text:style-name="P21"><text:soft-page-break/></text:p>
      <text:p text:style-name="P21">Donnez les 3 commandes possibles.</text:p>
      <text:p text:style-name="P6"/>
      <text:p text:style-name="P6">8/ Créez un fichier appelé <text:span text:style-name="T14">image.png</text:span> dans le répertoire <text:span text:style-name="T14">Documents</text:span></text:p>
      <text:p text:style-name="P30"/>
      <text:p text:style-name="P22">Bien-sûr le fichier image.png ne sera pas un vrai fichier image, il aura juste le nom.</text:p>
      <text:p text:style-name="P22"/>
      <text:p text:style-name="P23">Indiquez la commande utilisée pour créer le fichier image.png :</text:p>
      <text:p text:style-name="P23"/>
      <text:p text:style-name="P6"/>
      <text:p text:style-name="P6">9/ Copiez le fichier <text:span text:style-name="T14">image.png</text:span> du répertoire <text:span text:style-name="T14">Documents</text:span> dans le répertoire <text:span text:style-name="T14">Images</text:span></text:p>
      <text:p text:style-name="P30"/>
      <text:p text:style-name="P23">Indiquez la commande utilisée pour copier le fichier image.png :</text:p>
      <text:p text:style-name="P23"/>
      <text:p text:style-name="P23"/>
      <text:p text:style-name="P31"/>
      <text:p text:style-name="P31">Après toutes ces commandes que vous avez tapées, l'arborescence de vos répertoires et fichiers peut être dessinée comme ceci :</text:p>
      <text:p text:style-name="P23"/>
      <text:p text:style-name="P23"><draw:g text:anchor-type="as-char" draw:z-index="0" draw:style-name="gr1"><draw:rect draw:style-name="gr2" draw:text-style-name="P69" svg:width="1.4961in" svg:height="0.2098in" svg:x="2.5591in" svg:y="0.6563in"><text:p text:style-name="P68"><text:span text:style-name="T26">SYS</text:span></text:p></draw:rect><draw:rect draw:style-name="gr2" draw:text-style-name="P69" svg:width="0.9276in" svg:height="0.2886in" svg:x="1.8862in" svg:y="1.3327in"><text:p text:style-name="P68"><text:span text:style-name="T26">Documents</text:span></text:p></draw:rect><draw:rect draw:style-name="gr2" draw:text-style-name="P69" svg:width="0.928in" svg:height="0.2894in" svg:x="3.9146in" svg:y="1.3382in"><text:p text:style-name="P68"><text:span text:style-name="T26">Images</text:span></text:p></draw:rect><draw:line draw:style-name="gr3" draw:text-style-name="P70" svg:x1="3.3028in" svg:y1="0.8972in" svg:x2="2.5256in" svg:y2="1.298in"><text:p/></draw:line><draw:line draw:style-name="gr3" draw:text-style-name="P70" svg:x1="3.3067in" svg:y1="0.9043in" svg:x2="4.2909in" svg:y2="1.298in"><text:p/></draw:line><draw:line draw:style-name="gr3" draw:text-style-name="P70" svg:x1="2.3618in" svg:y1="1.6134in" svg:x2="2.1571in" svg:y2="2.0071in"><text:p/></draw:line><draw:line draw:style-name="gr3" draw:text-style-name="P70" svg:x1="4.3677in" svg:y1="1.6535in" svg:x2="4.6059in" svg:y2="2.0472in"><text:p/></draw:line><draw:ellipse draw:style-name="gr2" draw:text-style-name="P70" svg:width="0.9134in" svg:height="0.5122in" svg:x="1.6138in" svg:y="2.0075in"><text:p text:style-name="P68"><text:span text:style-name="T27">image.png</text:span></text:p></draw:ellipse><draw:rect draw:style-name="gr4" draw:text-style-name="P71" svg:width="0.8268in" svg:height="0.2362in" svg:x="0in" svg:y="2.0862in"><text:p text:style-name="P68"><text:span text:style-name="T28">répertoire</text:span></text:p></draw:rect><draw:ellipse draw:style-name="gr4" draw:text-style-name="P71" svg:width="0.748in" svg:height="0.315in" svg:x="0.039in" svg:y="2.4409in"><text:p text:style-name="P68"><text:span text:style-name="T28">fichier</text:span></text:p></draw:ellipse><draw:rect draw:style-name="gr2" draw:text-style-name="P70" svg:width="1.8106in" svg:height="0.2886in" svg:x="2.4409in" svg:y="0in"><text:p text:style-name="P68"><text:span text:style-name="T27">répertoire d'accueil</text:span></text:p></draw:rect><draw:line draw:style-name="gr3" draw:text-style-name="P70" svg:x1="3.2673in" svg:y1="0.315in" svg:x2="3.2673in" svg:y2="0.6299in"><text:p/></draw:line><draw:ellipse draw:style-name="gr2" draw:text-style-name="P70" svg:width="0.913in" svg:height="0.5122in" svg:x="4.2445in" svg:y="2.0472in"><text:p text:style-name="P68"><text:span text:style-name="T27">image.png</text:span></text:p></draw:ellipse></draw:g></text:p>
      <text:p text:style-name="P6"/>
      <text:p text:style-name="P6"/>
      <text:p text:style-name="P6"/>
      <text:p text:style-name="P6">10/ <text:span text:style-name="T16">Afficher l'arborescence complète à partir de votre répertoire d'accueil.</text:span></text:p>
      <text:p text:style-name="P21"/>
      <text:p text:style-name="P22">L'utilitaire tree permet d'afficher les arborescences complète.</text:p>
      <text:p text:style-name="P30"/>
      <text:p text:style-name="P23">Indiquez la commande utilisée pour afficher l'arborescence :</text:p>
      <text:p text:style-name="P6"/>
      <text:p text:style-name="P6"/>
      <text:p text:style-name="P6"/>
      <text:p text:style-name="P6">11/ Supprimez le fichier <text:span text:style-name="T14">image.png</text:span> du répertoire <text:span text:style-name="T14">Documents</text:span></text:p>
      <text:p text:style-name="P30"/>
      <text:p text:style-name="P23">Indiquez la commande utilisée pour supprimer le fichier image.png :</text:p>
      <text:p text:style-name="P31"/>
      <text:p text:style-name="P6"/>
      <text:p text:style-name="P6"/>
      <text:p text:style-name="P6">12/ Affichez le contenu du répertoire <text:span text:style-name="T14">Documents</text:span></text:p>
      <text:p text:style-name="P30"/>
      <text:p text:style-name="P23"><text:soft-page-break/>Indiquez la commande utilisée pour afficher le contenu du répertoire :</text:p>
      <text:p text:style-name="P6"/>
      <text:p text:style-name="P6"/>
      <text:p text:style-name="P6"/>
      <text:p text:style-name="P6"/>
      <text:p text:style-name="P6">13/ Sans changer de répertoire, affichez le contenu du répertoire <text:span text:style-name="T14">Images</text:span></text:p>
      <text:p text:style-name="P30"/>
      <text:p text:style-name="P21">Indiquez la commande utilisée pour afficher le contenu du répertoire Images :</text:p>
      <text:p text:style-name="P14"/>
      <text:p text:style-name="P14"/>
      <text:p text:style-name="P19">14/ Cherchez avec la commande man comment afficher le contenu du répertoire <text:span text:style-name="T14">Images</text:span> sur une seule colonne</text:p>
      <text:p text:style-name="P19"/>
      <text:p text:style-name="P20">Indiquez la commande utilisée pour afficher le contenu du répertoire Images sur une seule colonne :</text:p>
      <text:p text:style-name="P19"/>
      <text:p text:style-name="P19"/>
      <text:p text:style-name="P19"/>
      <text:p text:style-name="P36">Le point de départ de l'arborescence du système est un répertoire particulier qui s'appelle la racine ( / ). Votre répertoire d'accueil n'est qu'une sous-partie de l'arborescence globale.</text:p>
      <text:p text:style-name="P29"/>
      <text:p text:style-name="P6">15/ <text:s/>Depuis votre répertoire courant lancez la commande qui permet de visualiser le contenu de la racine du système</text:p>
      <text:p text:style-name="P6"/>
      <text:p text:style-name="P21">Indiquez la commande utilisée pour afficher le contenu de la racine système :</text:p>
      <text:p text:style-name="P50"/>
      <text:p text:style-name="P21"/>
      <text:p text:style-name="P21"/>
      <text:p text:style-name="P6">16/ Déplacez-vous à la racine du système et lancez cette même commande, mais sans argument. Que constatez-vous ?</text:p>
      <text:p text:style-name="P6"/>
      <text:p text:style-name="P6"/>
      <text:p text:style-name="P6"/>
      <text:p text:style-name="P6"/>
      <text:p text:style-name="P6">17/ Y a t-il un intérêt à se déplacer dans le répertoire dont on veut lister le contenu ou pas ?</text:p>
      <text:p text:style-name="P6"/>
      <text:p text:style-name="P6"/>
      <text:p text:style-name="P6"/>
      <text:p text:style-name="P50">Partie bonus</text:p>
      <text:p text:style-name="P50"/>
      <text:p text:style-name="P21">18/ Créez un fichier .test à la racine de votre home grâce à la commande touch.</text:p>
      <text:p text:style-name="P21"/>
      <text:p text:style-name="P21">Indiquez la commande utilisée pour créer le fichier :</text:p>
      <text:p text:style-name="P21"/>
      <text:p text:style-name="P21"/>
      <text:p text:style-name="P21"/>
      <text:p text:style-name="P21">19/ Utilisez la commande « ls » pour afficher le contenu de votre home, expliquez pourquoi vous ne voyez pas le fichier « .test » :</text:p>
      <text:p text:style-name="P21"/>
      <text:p text:style-name="P21"/>
      <text:p text:style-name="P21"><text:soft-page-break/></text:p>
      <text:p text:style-name="P21"/>
      <text:p text:style-name="P21">20/ Trouvez l'option dans la commande « ls » qui vous permet d'afficher le contenu de votre home mais qui fait bien apparaître le fichier « .test », et indiquez la commande utilisée :</text:p>
      <text:p text:style-name="P6">21/ Retournez dans votre répertoire d'accueil aussi appelé « home directory » ou « home » en lançant la commande cd sans argument, puis, depuis ce répertoire, listez le contenu du répertoire SYS</text:p>
      <text:p text:style-name="P6"/>
      <text:p text:style-name="P21">Indiquez la commande utilisée pour afficher le contenu du répertoire SYS:</text:p>
      <text:p text:style-name="P26"/>
      <text:p text:style-name="P26"/>
      <text:p text:style-name="P26"/>
      <text:p text:style-name="P6">22/ Déplacez-vous dans SYS et testez la touche <text:span text:style-name="T14">Tab</text:span> pour la complémentation automatique (<text:span text:style-name="T18">ls D </text:span><text:span text:style-name="T19">Tab </text:span><text:span text:style-name="T20">par exemple donnera</text:span><text:span text:style-name="T19"> </text:span><text:span text:style-name="T20">ls Documents). </text:span><text:span text:style-name="T13">Faites la même chose pour lister le répertoire Images. Manipulez</text:span> les flèches montante et descendante pour visualiser l'historique des commandes. </text:p>
      <text:p text:style-name="P6"/>
      <text:p text:style-name="P12">23/ Lancez une à une les différentes commandes nécessaires pour supprimer de votre espace toute l'arborescence créée au cours de ces différents exercices</text:p>
      <text:p text:style-name="P12"/>
      <text:p text:style-name="P18">Indiquez les commandes utilisées:</text:p>
      <text:p text:style-name="P18"/>
      <text:p text:style-name="P18"/>
      <text:p text:style-name="P18"/>
      <text:p text:style-name="P18"/>
      <text:p text:style-name="P18"/>
      <text:p text:style-name="P18"/>
      <text:p text:style-name="P18"/>
      <text:p text:style-name="P12">24/ Dans votre répertoire d'accueil créez le fichier <text:span text:style-name="T14">essai.txt</text:span> puis cherchez un moyen de le détruire <text:span text:style-name="T7">en forçant l'apparition de la demande de confirmation </text:span><text:span text:style-name="T9">(pensez à l'aide en ligne)</text:span></text:p>
      <text:p text:style-name="P12"/>
      <text:p text:style-name="P18">Indiquez la commande utilisée :</text:p>
      <text:p text:style-name="P18"/>
      <text:p text:style-name="P18"/>
      <text:p text:style-name="P18"/>
      <text:p text:style-name="P18"/>
      <text:p text:style-name="P12"><text:span text:style-name="T9">25/ Créez l'arborescence donnée ci-dessous (bidon1, bidon2 et bidon3 sont des répertoires vides), puis détruisez-la en une seule commande </text:span><text:span text:style-name="T7">en forçant l'apparition de la demande de confirmation </text:span><text:span text:style-name="T9">(utilisez à nouveau l'aide en ligne de la commande </text:span><text:span text:style-name="T15">rm</text:span><text:span text:style-name="T9">)</text:span></text:p>
      <text:p text:style-name="P16"/>
      <text:p text:style-name="P17">Pensez à regarder le manuel de rm (command man) pour voir comment supprimer des répertoires.</text:p>
      <text:p text:style-name="P16"/>
      <text:p text:style-name="P16">&lt;home directory(répertoire personnel)&gt;</text:p>
      <text:p text:style-name="P16"><text:s text:c="6"/>|</text:p>
      <text:p text:style-name="P16"><text:s text:c="6"/>|________ bidon1 (répertoire)</text:p>
      <text:p text:style-name="P16"><text:s text:c="6"/>| <text:s text:c="20"/>|</text:p>
      <text:p text:style-name="P16"><text:s text:c="6"/>| <text:s text:c="20"/>|____ bidon2 (répertoire)</text:p>
      <text:p text:style-name="P16"><text:s text:c="6"/>|</text:p>
      <text:p text:style-name="P16"><text:s text:c="6"/>|________ bidon3 (répertoire)</text:p>
      <text:p text:style-name="P16"><text:s/></text:p>
      <text:p text:style-name="P16"/>
      <text:p text:style-name="P18">Indiquez la commande utilisée :</text:p>
      <text:p text:style-name="P12"><text:soft-page-break/></text:p>
      <text:p text:style-name="P2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Arial1"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fr" fo:country="FR" style:font-name-asian="Arial Unicode MS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4925in" style:auto-text-indent="false" style:writing-mode="lr-tb"/>
      <style:text-properties style:use-window-font-color="true" style:font-name="Arial" fo:font-size="12pt" fo:language="fr" fo:country="FR" style:font-name-asian="Times" style:font-size-asian="12pt" style:font-name-complex="Times" style:font-size-complex="12pt" style:language-complex="ar" style:country-complex="SA"/>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rial Unicode MS1"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zxx" fo:country="none" style:text-underline-style="solid" style:text-underline-width="auto" style:text-underline-color="font-color" style:language-asian="zxx" style:country-asian="none"/>
    </style:style>
    <style:style style:name="Heading_20_3" style:display-name="Heading 3" style:family="paragraph" style:parent-style-name="Standard" style:next-style-name="Standard" style:default-outline-level="3" style:class="text">
      <style:paragraph-properties fo:margin-left="0in" fo:margin-right="0in" fo:text-indent="0in" style:auto-text-indent="false" fo:keep-with-next="always"/>
      <style:text-properties style:text-underline-style="solid" style:text-underline-width="auto" style:text-underline-color="font-color" fo:font-weight="bold" style:font-weight-asian="bold" style:font-weight-complex="bold"/>
    </style:style>
    <style:style style:name="Header" style:family="paragraph" style:parent-style-name="Standard" style:class="extra">
      <style:paragraph-properties>
        <style:tab-stops>
          <style:tab-stop style:position="6.3in" style:type="right"/>
        </style:tab-stops>
      </style:paragraph-properties>
      <style:text-properties fo:font-size="9pt" style:font-size-asian="9pt" style:font-size-complex="9pt"/>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text-properties fo:font-size="9pt" style:font-size-asian="9pt" style:font-size-complex="9pt"/>
    </style:style>
    <style:style style:name="Auteurs" style:family="paragraph" style:parent-style-name="Standard">
      <style:paragraph-properties fo:text-align="center" style:justify-single-word="false"/>
      <style:text-properties fo:font-size="9pt" style:font-size-asian="9pt" style:font-size-complex="9pt"/>
    </style:style>
    <style:style style:name="Article" style:family="paragraph" style:parent-style-name="Standard" style:list-style-name="WW8Num3">
      <style:paragraph-properties fo:margin-left="0.1972in" fo:margin-right="0in" fo:text-indent="0in" style:auto-text-indent="false">
        <style:tab-stops>
          <style:tab-stop style:position="0.1965in"/>
        </style:tab-stops>
      </style:paragraph-properties>
    </style:style>
    <style:style style:name="Retrait_20_1" style:display-name="Retrait 1" style:family="paragraph" style:parent-style-name="Standard">
      <style:paragraph-properties fo:margin-left="0.3937in" fo:margin-right="0in" fo:text-indent="0in" style:auto-text-indent="false"/>
    </style:style>
    <style:style style:name="Retrait_20_article" style:display-name="Retrait article" style:family="paragraph" style:parent-style-name="Standard">
      <style:paragraph-properties fo:margin-left="0.3937in" fo:margin-right="0in" fo:text-indent="0.0008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loext:contextual-spacing="false" fo:margin-left="0in" fo:margin-right="0in" fo:margin-top="0.0693in" fo:margin-bottom="0.0827in" fo:text-align="start" style:justify-single-word="false" fo:text-indent="0in" style:auto-text-indent="false"/>
      <style:text-properties style:font-name="Arial Unicode MS" style:font-name-asian="Arial Unicode MS" style:font-name-complex="Arial Unicode MS"/>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WW8Num3z0" style:family="text">
      <style:text-properties style:font-name="Symbol"/>
    </style:style>
    <style:style style:name="WW8Num6z0" style:family="text">
      <style:text-properties style:use-window-font-color="true"/>
    </style:style>
    <style:style style:name="Police_20_par_20_défaut" style:display-name="Police par défaut" style:family="text"/>
    <style:style style:name="Cmd" style:family="text" style:parent-style-name="Police_20_par_20_défaut">
      <style:text-properties fo:color="#000080" style:text-line-through-style="none" style:text-position="0% 100%" style:font-name="Courier New" fo:font-size="12pt" style:text-underline-style="none" style:font-size-asian="12pt"/>
    </style:style>
    <style:style style:name="Correction" style:family="text" style:parent-style-name="Cmd">
      <style:text-properties fo:color="#008000"/>
    </style:style>
    <style:style style:name="Page_20_Number" style:display-name="Page Number" style:family="text" style:parent-style-name="Police_20_par_20_défau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1972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bullet-char="-">
        <style:list-level-properties text:space-before="0.4925in" text:min-label-width="0.5in"/>
        <style:text-properties fo:font-family="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text:style-name="WW8Num6z0" style:num-suffix=" -" style:num-format="1">
        <style:list-level-properties text:space-before="0.3937in" text:min-label-width="0.2756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au1" style:family="table">
      <style:table-properties style:width="7.3333in" fo:margin-left="-0.0486in" table:align="left" style:writing-mode="lr-tb"/>
    </style:style>
    <style:style style:name="Tableau1.A" style:family="table-column">
      <style:table-column-properties style:column-width="1.9653in"/>
    </style:style>
    <style:style style:name="Tableau1.B" style:family="table-column">
      <style:table-column-properties style:column-width="3.3486in"/>
    </style:style>
    <style:style style:name="Tableau1.C" style:family="table-column">
      <style:table-column-properties style:column-width="2.0194in"/>
    </style:style>
    <style:style style:name="Tableau1.1" style:family="table-row">
      <style:table-row-properties style:keep-together="true" fo:keep-together="auto"/>
    </style:style>
    <style:style style:name="Tableau1.A1" style:family="table-cell">
      <style:table-cell-properties style:vertical-align="top" fo:padding-left="0.0486in" fo:padding-right="0.0486in" fo:padding-top="0in" fo:padding-bottom="0in" fo:border="none" style:writing-mode="lr-tb"/>
    </style:style>
    <style:style style:name="MP1" style:family="paragraph" style:parent-style-name="Header">
      <style:paragraph-properties fo:margin-left="0in" fo:margin-right="0in" fo:text-indent="0in" style:auto-text-indent="false" style:snap-to-layout-grid="false">
        <style:tab-stops/>
      </style:paragraph-properties>
      <style:text-properties style:font-name="Times New Roman"/>
    </style:style>
    <style:style style:name="MP2" style:family="paragraph" style:parent-style-name="Header">
      <style:paragraph-properties fo:margin-left="0in" fo:margin-right="0in" fo:text-align="center" style:justify-single-word="false" fo:text-indent="0in" style:auto-text-indent="false" style:snap-to-layout-grid="false">
        <style:tab-stops/>
      </style:paragraph-properties>
      <style:text-properties style:font-name="Times New Roman" fo:font-size="11pt" style:font-size-asian="11pt" style:font-size-complex="11pt"/>
    </style:style>
    <style:style style:name="MP3" style:family="paragraph" style:parent-style-name="Header">
      <style:paragraph-properties fo:margin-left="0in" fo:margin-right="0in" fo:text-align="end" style:justify-single-word="false" fo:text-indent="0in" style:auto-text-indent="false" style:snap-to-layout-grid="false">
        <style:tab-stops/>
      </style:paragraph-properties>
      <style:text-properties style:font-name="Times New Roman" fo:font-size="11pt" style:font-size-asian="11pt" style:font-size-complex="11pt"/>
    </style:style>
    <style:style style:name="MP4" style:family="paragraph" style:parent-style-name="Header">
      <style:paragraph-properties fo:margin-left="0in" fo:margin-right="0in" fo:text-indent="0in" style:auto-text-indent="false" style:snap-to-layout-grid="false">
        <style:tab-stops/>
      </style:paragraph-properties>
      <style:text-properties style:font-name="Times New Roman" fo:font-size="11pt" style:font-size-asian="11pt" style:font-size-complex="11pt"/>
    </style:style>
    <style:style style:name="MP5" style:family="paragraph" style:parent-style-name="Header">
      <style:text-properties fo:font-size="4pt" style:font-size-asian="4pt" style:font-size-complex="4pt"/>
    </style:style>
    <style:style style:name="MP6" style:family="paragraph" style:parent-style-name="Footer">
      <style:paragraph-properties fo:margin-left="0in" fo:margin-right="-0.0008in" fo:text-align="center" style:justify-single-word="false" fo:text-indent="0in" style:auto-text-indent="false">
        <style:tab-stops>
          <style:tab-stop style:position="3.7409in" style:type="center"/>
          <style:tab-stop style:position="7.2846in" style:type="right"/>
        </style:tab-stops>
      </style:paragraph-properties>
    </style:style>
    <style:style style:name="MT1" style:family="text">
      <style:text-properties fo:font-size="11pt" style:font-size-asian="11pt" style:font-size-complex="11pt"/>
    </style:style>
    <style:style style:name="MT2" style:family="text">
      <style:text-properties style:text-position="super 58%" fo:font-size="11pt" style:font-size-asian="11pt" style:font-size-complex="11pt"/>
    </style:style>
    <style:style style:name="MT3" style:family="text"/>
    <style:page-layout style:name="Mpm1">
      <style:page-layout-properties fo:page-width="8.2673in" fo:page-height="11.6925in" style:num-format="1" style:print-orientation="portrait" fo:margin-top="0.3937in" fo:margin-bottom="0.5516in" fo:margin-left="0.5909in" fo:margin-right="0.5909in" style:writing-mode="lr-tb" style:layout-grid-color="#c0c0c0" style:layout-grid-lines="4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1972in" fo:margin-left="0in" fo:margin-right="0in" fo:margin-bottom="0.1583in" style:dynamic-spacing="true"/>
      </style:header-style>
      <style:footer-style>
        <style:header-footer-properties fo:min-height="0.0398in" fo:margin-left="0in" fo:margin-right="0in" fo:margin-top="0.0008in" style:dynamic-spacing="true"/>
      </style:footer-style>
    </style:page-layout>
  </office:automatic-styles>
  <office:master-styles>
    <style:master-page style:name="Standard" style:page-layout-name="Mpm1">
      <style:header>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MP1"><text:span text:style-name="MT1">BUT 1</text:span><text:span text:style-name="MT2">ère</text:span><text:span text:style-name="MT1"> année</text:span></text:p>
            </table:table-cell>
            <table:table-cell table:style-name="Tableau1.A1" office:value-type="string">
              <text:p text:style-name="MP2">Module : R1.04 <text:s/>– <text:s/>Thème : Unix</text:p>
            </table:table-cell>
            <table:table-cell table:style-name="Tableau1.A1" office:value-type="string">
              <text:p text:style-name="MP3">UBS - I.U.T. de Vannes</text:p>
            </table:table-cell>
          </table:table-row>
          <table:table-row table:style-name="Tableau1.1">
            <table:table-cell table:style-name="Tableau1.A1" office:value-type="string">
              <text:p text:style-name="MP4"/>
            </table:table-cell>
            <table:table-cell table:style-name="Tableau1.A1" office:value-type="string">
              <text:p text:style-name="MP2">TP n°1 : UNIX – Commandes de base</text:p>
            </table:table-cell>
            <table:table-cell table:style-name="Tableau1.A1" office:value-type="string">
              <text:p text:style-name="MP3">Département Informatique</text:p>
            </table:table-cell>
          </table:table-row>
        </table:table>
        <text:p text:style-name="MP5"/>
      </style:header>
      <style:footer>
        <text:p text:style-name="MP6"><text:span text:style-name="Page_20_Number"><text:page-number text:select-page="current">10</text:page-number></text:span><text:span text:style-name="Page_20_Number">/</text:span><text:span text:style-name="Page_20_Number"><text:page-count style:num-format="1">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6$Win32 OpenOffice.org_project/416m1$Build-9790</meta:generator>
    <dc:title>Les fichiers UNIX peuvent àtre désignés de deux façons, soit de manière relative, soit de manière absolue</dc:title>
    <meta:initial-creator>Marielle</meta:initial-creator>
    <meta:creation-date>2001-09-12T15:14:00</meta:creation-date>
    <dc:date>2021-09-06T11:23:01.75</dc:date>
    <meta:print-date>2013-09-09T14:03:57.53</meta:print-date>
    <meta:editing-cycles>111</meta:editing-cycles>
    <meta:editing-duration>PT23H16M7S</meta:editing-duration>
    <meta:printed-by>François Morice</meta:printed-by>
    <meta:document-statistic meta:table-count="3" meta:image-count="0" meta:object-count="0" meta:page-count="10" meta:paragraph-count="190" meta:word-count="2187" meta:character-count="14374"/>
    <meta:user-defined meta:name="Info 1"/>
    <meta:user-defined meta:name="Info 2"/>
    <meta:user-defined meta:name="Info 3"/>
    <meta:user-defined meta:name="Info 4"/>
  </office:meta>
</office:document-meta>
</file>